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oFrame.getFileMe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moFrame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moFrame.getJJMenuB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moFrame.getFold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moFrame.getSpindle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moFrame.getJContent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moFrame.resetMenus( Profile currentPro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moListener.permissionChanged( ApplicationPolicy policy , Permission permission , ChangeType chan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moFrame.get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moFrame.extractConnectionParameters( Properties 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moFrame.getClose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moFrame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moFrame.getBend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moListener.roleRenamed( ApplicationPolicy policy , Role role , String o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moListener.permissionRenamed( ApplicationPolicy policy , Permission permission , String o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moFrame.getOperationsMenu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moFrame.main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emoFrame.getJText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moFram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moListener.profileRenamed( ApplicationPolicy policy , Profile profile , String o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moFrame.getTwist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moFrame.windowClosing( java . awt . event .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moFrame.getSwitchUserMenuI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moFrame.getMutilateMenu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moListener.profileChanged( ApplicationPolicy policy , Profile profile , ChangeType chang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moFrame.login( boolean doExi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DemoListener.roleChanged( ApplicationPolicy policy , Role role , ChangeType chang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moFrame.Demo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